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5000001F439B88A9DBAF28692.jpg" manifest:media-type="image/jpe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6.093cm"/>
    </style:style>
    <style:style style:name="pr11" style:family="presentation" style:parent-style-name="oranssi-outline1">
      <style:graphic-properties draw:auto-grow-height="true" fo:min-height="15.395cm"/>
    </style:style>
    <style:style style:name="pr12" style:family="presentation" style:parent-style-name="oranssi-outline1">
      <style:graphic-properties draw:auto-grow-height="true" fo:min-height="14.875cm"/>
    </style:style>
    <style:style style:name="pr13" style:family="presentation" style:parent-style-name="oranssi-outline1">
      <style:graphic-properties fo:min-height="15.3cm"/>
    </style:style>
    <style:style style:name="pr14" style:family="presentation" style:parent-style-name="oranssi-outline1" style:list-style-name="L3">
      <style:graphic-properties draw:stroke="solid" fo:min-height="17.458cm"/>
    </style:style>
    <style:style style:name="pr15" style:family="presentation" style:parent-style-name="oranssi-outline1" style:list-style-name="L3">
      <style:graphic-properties draw:stroke="solid" fo:min-height="14.907cm"/>
    </style:style>
    <style:style style:name="pr16" style:family="presentation" style:parent-style-name="oranssi-outline1" style:list-style-name="L3">
      <style:graphic-properties draw:stroke="solid" fo:min-height="13.859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font-name="Courier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4" style:family="text">
      <style:text-properties style:font-name="Courier" fo:font-size="16pt" style:font-size-asian="16pt" style:font-size-complex="16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line-through-style="none" style:text-line-through-type="none" fo:font-size="20pt" style:font-size-asian="20pt" style:font-size-complex="20pt"/>
    </style:style>
    <style:style style:name="T41" style:family="text">
      <style:text-properties style:text-line-through-style="solid" style:text-line-through-type="single" fo:font-size="20pt" style:font-size-asian="20pt" style:font-size-complex="20pt"/>
    </style:style>
    <style:style style:name="T42" style:family="text">
      <style:text-properties style:text-line-through-style="none" style:text-line-through-type="none" fo:font-size="15pt" style:font-size-asian="15pt" style:font-size-complex="15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municação Serial</text:span></text:p>
                <text:list>
                  <text:list-item>
                    <text:p xml:id="id7" text:id="id7"><text:span text:style-name="T8">USART, I2C, SPI</text:span></text:p>
                  </text:list-item>
                </text:list>
              </text:list-item>
              <text:list-item>
                <text:p xml:id="id8" text:id="id8"><text:span text:style-name="T7">Comunicação via Rádio</text:span></text:p>
              </text:list-item>
              <text:list-item>
                <text:p xml:id="id9" text:id="id9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9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3">Dom, 16/09</text:span><text:span text:style-name="T23">: Lista &amp; GitHub</text:span></text:p>
              </text:list-item>
              <text:list-item>
                <text:p><text:span text:style-name="T23">Tarefa-01: </text:span><text:span text:style-name="T33">Dom, 23/09</text:span><text:span text:style-name="T23">: LEDs &amp; Botões</text:span></text:p>
              </text:list-item>
              <text:list-item>
                <text:p><text:span text:style-name="T23">Tarefa-02: </text:span><text:span text:style-name="T33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2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0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4">http://www.eletrogate.com/pd-218d8b-kit-big-jack.html</text:span></text:p>
                  </text:list-item>
                  <text:list-item>
                    <text:p><text:span text:style-name="T34">http://www.eletrogate.com/pd-1c2f01-kit-chassi-2wd-robo-para-arduino.html</text:span></text:p>
                  </text:list-item>
                  <text:list-item>
                    <text:p><text:span text:style-name="T3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25">(13/06)</text:span></text:p>
          </draw:text-box>
        </draw:frame>
        <draw:frame presentation:style-name="pr11" draw:text-style-name="P1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5">objetos dinâmicos</text:span></text:p>
              </text:list-item>
              <text:list-item>
                <text:p><text:span text:style-name="T35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6">~150 LoCs/Céu</text:span></text:p>
              </text:list-item>
              <text:list-item>
                <text:p><text:span text:style-name="T3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25">(19/06)</text:span></text:p>
          </draw:text-box>
        </draw:frame>
        <draw:frame presentation:style-name="pr12" draw:text-style-name="P17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37">.zip</text:span><text:span text:style-name="T7"> ou </text:span><text:span text:style-name="T37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38">Elm</text:span><text:span text:style-name="T32">, </text:span><text:span text:style-name="T38">Om</text:span><text:span text:style-name="T32">, </text:span><text:span text:style-name="T38">Rx/*</text:span><text:span text:style-name="T32">, </text:span><text:span text:style-name="T38">Bacon.js</text:span><text:span text:style-name="T32">, </text:span><text:span text:style-name="T38">Sodium</text:span><text:span text:style-name="T32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2">Path finding, Sockets, etc. (em </text:span><text:span text:style-name="T38">Céu</text:span><text:span text:style-name="T32">)</text:span></text:p>
                  </text:list-item>
                  <text:list-item>
                    <text:p><text:span text:style-name="T32">Tratamento de interrupções (em </text:span><text:span text:style-name="T38">C / Céu</text:span><text:span text:style-name="T32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2">pelo menos 1000 </text:span><text:span text:style-name="T38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1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9">github</text:span></text:p>
                <text:list>
                  <text:list-item>
                    <text:p><text:span text:style-name="T32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38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2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2">Mix entre os dois mini projetos</text:span></text:p>
                  </text:list-item>
                  <text:list-item>
                    <text:p><text:span text:style-name="T32">Separação evidente entre tarefas</text:span></text:p>
                    <text:list>
                      <text:list-item>
                        <text:p><text:span text:style-name="T32">especificar em </text:span><text:span text:style-name="T38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Implementar “event_driven.c”</text:span></text:p>
                <text:list>
                  <text:list-item>
                    <text:p xml:id="id32" text:id="id32"><text:span text:style-name="T32">Tratador para botões</text:span></text:p>
                  </text:list-item>
                  <text:list-item>
                    <text:p xml:id="id33" text:id="id33"><text:span text:style-name="T32">2 timers</text:span></text:p>
                  </text:list-item>
                </text:list>
                <text:p><text:span text:style-name="T14"/></text:p>
              </text:list-item>
              <text:list-item>
                <text:p xml:id="id34" text:id="id34"><text:span text:style-name="T14">Reimplementar os exemplos com orientação a eventos:</text:span></text:p>
                <text:list>
                  <text:list-item>
                    <text:p xml:id="id35" text:id="id35"><text:span text:style-name="T32">Hello World: Input</text:span></text:p>
                  </text:list-item>
                  <text:list-item>
                    <text:p xml:id="id36" text:id="id36"><text:span text:style-name="T32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2">Criar pasta “mini-jogo/”</text:span></text:p>
                  </text:list-item>
                  <text:list-item>
                    <text:p><text:span text:style-name="T32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2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4" draw:text-style-name="P20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0">28/08, ??</text:span><text:span text:style-name="T41">/??</text:span></text:p>
                <text:list>
                  <text:list-item>
                    <text:p><text:span text:style-name="T42">Sistemas Reativos</text:span></text:p>
                  </text:list-item>
                </text:list>
              </text:list-item>
              <text:list-item>
                <text:p><text:span text:style-name="T40">??/??, ??/??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??/??</text:span></text:p>
                <text:list>
                  <text:list-item>
                    <text:p><text:span text:style-name="T42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Exercícios e Tarefas</text:span></text:p>
                  </text:list-item>
                </text:list>
              </text:list-item>
              <text:list-item>
                <text:p><text:span text:style-name="T41">??/??</text:span><text:span text:style-name="T25">, ??/??, ??/??</text:span></text:p>
                <text:list>
                  <text:list-item>
                    <text:p><text:span text:style-name="T43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3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3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3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0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0">10/04, 12/04</text:span></text:p>
                <text:list>
                  <text:list-item>
                    <text:p><text:span text:style-name="T42">Reativos</text:span></text:p>
                  </text:list-item>
                </text:list>
              </text:list-item>
              <text:list-item>
                <text:p><text:span text:style-name="T40">17/04, 19/04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24/04</text:span></text:p>
                <text:list>
                  <text:list-item>
                    <text:p><text:span text:style-name="T42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3">Modelos, Céu, Mini-Arduino</text:span></text:p>
                  </text:list-item>
                </text:list>
              </text:list-item>
              <text:list-item>
                <text:p><text:span text:style-name="T40">29/03</text:span></text:p>
                <text:list>
                  <text:list-item>
                    <text:p><text:span text:style-name="T44">Propostas Mini-Arduino</text:span></text:p>
                  </text:list-item>
                  <text:list-item>
                    <text:p><text:span text:style-name="T44">Projeto Mini-Arduino em sala</text:span></text:p>
                  </text:list-item>
                </text:list>
              </text:list-item>
            </text:list>
          </draw:text-box>
        </draw:frame>
        <draw:frame presentation:style-name="pr17" draw:text-style-name="P20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0">05/04</text:span></text:p>
                <text:list>
                  <text:list-item>
                    <text:p><text:span text:style-name="T42">Projeto Mini-Arduino em sala</text:span></text:p>
                  </text:list-item>
                </text:list>
              </text:list-item>
              <text:list-item>
                <text:p><text:span text:style-name="T40">12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SDL: C, Céu</text:span></text:p>
                  </text:list-item>
                </text:list>
              </text:list-item>
              <text:list-item>
                <text:p><text:span text:style-name="T40">19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3</meta:editing-cycles>
    <meta:editing-duration>P44DT1H4M46S</meta:editing-duration>
    <meta:initial-creator>chico </meta:initial-creator>
    <dc:date>2018-09-12T11:17:57.617535292</dc:date>
    <meta:document-statistic meta:object-count="5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